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lides example</text:span></text:p>
          </draw:text-box>
        </draw:frame>
        <draw:custom-shape draw:name="Google Shape;55;p13" draw:style-name="gr1" draw:text-style-name="P4" draw:layer="layout" svg:width="10.737cm" svg:height="6.155cm" svg:x="7.305cm" svg:y="7.77cm">
          <text:p text:style-name="P3"><text:span text:style-name="T2">{{example-chart}}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2"/>
    <meta:generator>LibreOfficeDev/6.0.5.2$Linux_X86_64 LibreOffice_project/</meta:generator>
  </office:meta>
</office:document-meta>
</file>